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Wordpress Api" - чтобы охватить все темы, разделы и аспекты, для разработчика</text:p>
      <text:p text:style-name="Standard">ChatGPT</text:p>
      <text:p text:style-name="P1">ChatGPT</text:p>
      <text:p text:style-name="Text_20_body">Создание профессионального учебника по WordPress API для разработчика может быть обширным заданием, так как WordPress API включает в себя несколько различных аспектов, таких как REST API, XML-RPC API, WP-CLI, и многое другое. Давайте определим структуру учебника, охватывающего основные темы и разделы.</text:p>
      <text:h text:style-name="Heading_20_3" text:outline-level="3">Глава 1: Введение в WordPress API</text:h>
      <text:p text:style-name="Text_20_body">1.1. Основные понятия и термины 1.2. История и развитие WordPress API 1.3. Преимущества и возможности использования WordPress API</text:p>
      <text:h text:style-name="Heading_20_3" text:outline-level="3">Глава 2: REST API в WordPress</text:h>
      <text:p text:style-name="Text_20_body">2.1. Основы REST API 2.2. Аутентификация и авторизация 2.3. Работа с ресурсами и маршрутами 2.4. Примеры запросов и ответов 2.5. Создание кастомных маршрутов и контроллеров 2.6. Ограничения и советы по безопасности</text:p>
      <text:h text:style-name="Heading_20_3" text:outline-level="3">Глава 3: XML-RPC API</text:h>
      <text:p text:style-name="Text_20_body">3.1. Что такое XML-RPC API и его применение 3.2. Основы XML-RPC запросов и ответов 3.3. Работа с функциями API и структурами данных 3.4. Примеры использования XML-RPC API</text:p>
      <text:h text:style-name="Heading_20_3" text:outline-level="3">Глава 4: WP-CLI</text:h>
      <text:p text:style-name="Text_20_body">4.1. Введение в WP-CLI 4.2. Основные команды и их использование 4.3. Создание собственных команд и расширений 4.4. Интеграция WP-CLI с процессами разработки</text:p>
      <text:h text:style-name="Heading_20_3" text:outline-level="3">Глава 5: Интеграция с внешними приложениями и сервисами</text:h>
      <text:p text:style-name="Text_20_body">5.1. Использование WordPress API для создания мобильных приложений 5.2. Интеграция WordPress с другими CMS и платформами 5.3. Создание адаптеров для работы с внешними сервисами</text:p>
      <text:h text:style-name="Heading_20_3" text:outline-level="3">Глава 6: Практические примеры и советы</text:h>
      <text:p text:style-name="Text_20_body">6.1. Разработка кастомных тем и плагинов с использованием WordPress API 6.2. Оптимизация производительности и безопасности при работе с API 6.3. Лучшие практики и рекомендации от экспертов</text:p>
      <text:h text:style-name="Heading_20_3" text:outline-level="3">Глава 7: Расширенные темы</text:h>
      <text:p text:style-name="Text_20_body">7.1. Webhooks и событийная модель 7.2. Использование GraphQL с WordPress 7.3. Экспериментальные и предварительные возможности</text:p>
      <text:h text:style-name="Heading_20_3" text:outline-level="3">Глава 8: Ресурсы и дополнительные материалы</text:h>
      <text:p text:style-name="Text_20_body">8.1. Официальная документация и руководства 8.2. Полезные инструменты и библиотеки для работы с WordPress API 8.3. Сообщества и форумы для обсуждения и обмена опытом</text:p>
      <text:p text:style-name="Text_20_body"><text:soft-page-break/>Это лишь общая структура, которая может быть дополнена дополнительными темами и примерами в зависимости от потребностей и уровня сложности аудитории. Каждая глава может включать в себя теоретические материалы, практические примеры, задания для самостоятельной работы и ссылки на дополнительные ресурсы для более глубокого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20:42:05.14</dc:date>
    <meta:document-statistic meta:table-count="0" meta:image-count="0" meta:object-count="0" meta:page-count="2" meta:paragraph-count="21" meta:word-count="331" meta:character-count="2332"/>
    <dc:creator>Dima Wide</dc:creator>
    <meta:user-defined meta:name="Info 1"/>
    <meta:user-defined meta:name="Info 2"/>
    <meta:user-defined meta:name="Info 3"/>
    <meta:user-defined meta:name="Info 4"/>
  </office:meta>
</office:document-meta>
</file>